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officeooo:paragraph-rsid="000db36f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officeooo:paragraph-rsid="0016d730"/>
    </style:style>
    <style:style style:name="P5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6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7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f3138" fo:background-color="transparent" style:font-style-asian="normal" style:font-style-complex="normal"/>
    </style:style>
    <style:style style:name="P8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f3138" fo:background-color="transparent" style:font-style-asian="normal" style:font-style-complex="normal"/>
    </style:style>
    <style:style style:name="P9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10" style:family="paragraph" style:parent-style-name="Standard">
      <style:paragraph-properties style:line-height-at-least="0.582cm"/>
      <style:text-properties style:use-window-font-color="true" style:font-name="Liberation Serif" fo:background-color="transparent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paragraph-properties style:line-height-at-least="0.582cm"/>
      <style:text-properties fo:font-style="italic" style:font-style-asian="italic" style:font-style-complex="italic"/>
    </style:style>
    <style:style style:name="P13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18ba50" style:font-style-asian="normal" style:font-style-complex="normal"/>
    </style:style>
    <style:style style:name="T5" style:family="text">
      <style:text-properties fo:font-style="normal" officeooo:rsid="001a9dbf" style:font-style-asian="normal" style:font-style-complex="normal"/>
    </style:style>
    <style:style style:name="T6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1ef898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23cdf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weight="bold"/>
    </style:style>
    <style:style style:name="T10" style:family="text">
      <style:text-properties fo:font-size="12pt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Softex – Atividade 0</text:span><text:span text:style-name="T8">4</text:span></text:p>
      <text:p text:style-name="P3"/>
      <text:p text:style-name="P12">Faça uma função calculadora de dois números com três parâmetros: os dois primeiros serão os números da operação e o terceiro será a entrada que definirá a operação a ser executada. Considera a seguinte definição:</text:p>
      <text:p text:style-name="P1">1. Soma</text:p>
      <text:p text:style-name="P1">2. Subtração</text:p>
      <text:p text:style-name="P1">3. Multiplicação</text:p>
      <text:p text:style-name="P1">4. Divisão</text:p>
      <text:p text:style-name="P1"/>
      <text:p text:style-name="P1">Caso seja inserido um número de operação que não exista, o resultado deverá ser 0.</text:p>
      <text:p text:style-name="P13"/>
      <text:p text:style-name="P4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</text:span></text:a><text:a xlink:type="simple" xlink:href="https://github.com/WandeilsonFerreira/Softex" text:style-name="Internet_20_link" text:visited-style-name="Visited_20_Internet_20_Link"><text:span text:style-name="T5">ithub</text:span></text:a><text:span text:style-name="T5">.</text:span></text:p>
      <text:p text:style-name="P6"/>
      <text:p text:style-name="P7">Seguindo as orientação da tutora irei utilizar a linguagem de programação Javascript para a resolução dessa atividade. </text:p>
      <text:p text:style-name="P7"/>
      <text:p text:style-name="P8">&lt;script&gt;</text:p>
      <text:p text:style-name="P9">let input = require('prompt-sync')()</text:p>
      <text:p text:style-name="P9">var mensagemErro = " ";</text:p>
      <text:p text:style-name="P9">function calculadora (x, y, z){</text:p>
      <text:p text:style-name="P9">switch (z){</text:p>
      <text:p text:style-name="P9"><text:tab/>case 1:</text:p>
      <text:p text:style-name="P9"><text:tab/><text:tab/>return x + y;</text:p>
      <text:p text:style-name="P9"><text:tab/><text:tab/>break;</text:p>
      <text:p text:style-name="P9"><text:tab/>case 2:</text:p>
      <text:p text:style-name="P9"><text:tab/><text:tab/>return x - y;</text:p>
      <text:p text:style-name="P9"><text:tab/><text:tab/>break;</text:p>
      <text:p text:style-name="P9"><text:tab/>case 3:</text:p>
      <text:p text:style-name="P9"><text:tab/><text:tab/>return x * y;</text:p>
      <text:p text:style-name="P9"><text:tab/><text:tab/>break;</text:p>
      <text:p text:style-name="P9"><text:tab/>case 4:</text:p>
      <text:p text:style-name="P9"><text:tab/><text:tab/>if(y==0){</text:p>
      <text:p text:style-name="P9"><text:tab/><text:tab/><text:tab/>return mensagemErro = "Imposivel dividir por '0'";</text:p>
      <text:p text:style-name="P9"><text:tab/><text:tab/><text:tab/>break;</text:p>
      <text:p text:style-name="P9"><text:tab/><text:tab/>} else {</text:p>
      <text:p text:style-name="P9"><text:tab/><text:tab/><text:tab/>return x / y;</text:p>
      <text:p text:style-name="P9"><text:tab/><text:tab/>}</text:p>
      <text:p text:style-name="P9"><text:tab/><text:tab/><text:tab/>break;</text:p>
      <text:p text:style-name="P9"><text:tab/>default:</text:p>
      <text:p text:style-name="P9"><text:tab/><text:tab/>return 0;</text:p>
      <text:p text:style-name="P9"><text:tab/>}</text:p>
      <text:p text:style-name="P9">}</text:p>
      <text:p text:style-name="P10"/>
      <text:p text:style-name="P10"/>
      <text:p text:style-name="P10"/>
      <text:p text:style-name="P9"><text:soft-page-break/>console.log("======== Calculadora Básica ======== ");</text:p>
      <text:p text:style-name="P9">console.log("Digite o primeiro valor da operação: ");</text:p>
      <text:p text:style-name="P9">var x = input();</text:p>
      <text:p text:style-name="P9">x = parseFloat(x);</text:p>
      <text:p text:style-name="P10"/>
      <text:p text:style-name="P9">console.log("Digite o segundo valor da operação: ");</text:p>
      <text:p text:style-name="P9">var y = input();</text:p>
      <text:p text:style-name="P9">y = parseFloat(y);</text:p>
      <text:p text:style-name="P10"/>
      <text:p text:style-name="P9">console.log("Escolha a operação matemática: \n 1. Adição\n 2. Subtração\n 3. Multiplicação\n 4. Divisão");</text:p>
      <text:p text:style-name="P9">var z = input();</text:p>
      <text:p text:style-name="P9">z = parseFloat(z);</text:p>
      <text:p text:style-name="P9"/>
      <text:p text:style-name="P9">console.clear();</text:p>
      <text:p text:style-name="P9">var entrada = calculadora(x,y,z);</text:p>
      <text:p text:style-name="P10"><text:span text:style-name="T10">console.log("O resultado da operação selecionada é: " + entrada + ".");</text:span></text:p>
      <text:p text:style-name="P9">&lt;/script&gt;</text:p>
      <text:p text:style-name="P8"/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29T06:02:58.192569070</dc:date>
    <meta:editing-duration>PT7H21M33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215" meta:character-count="1348" meta:non-whitespace-character-count="1142"/>
  </office:meta>
</office:document-meta>
</file>